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1.4618in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Config</text:p>
          </table:table-cell>
          <table:table-cell table:style-name="Default" office:value-type="string" calcext:value-type="string">
            <text:p>Time internal</text:p>
          </table:table-cell>
          <table:table-cell table:style-name="Default" office:value-type="string" calcext:value-type="string">
            <text:p>Time Cargo</text:p>
          </table:table-cell>
        </table:table-row>
        <table:table-row table:style-name="ro1">
          <table:table-cell office:value-type="string" calcext:value-type="string">
            <text:p>cargo-j2</text:p>
          </table:table-cell>
          <table:table-cell office:value-type="time" office:time-value="PT00H07M35S" calcext:value-type="time">
            <text:p>12:07:35 AM</text:p>
          </table:table-cell>
          <table:table-cell office:value-type="time" office:time-value="PT00H02M34S" calcext:value-type="time">
            <text:p>12:02:34 AM</text:p>
          </table:table-cell>
        </table:table-row>
        <table:table-row table:style-name="ro1">
          <table:table-cell office:value-type="string" calcext:value-type="string">
            <text:p>cargo</text:p>
          </table:table-cell>
          <table:table-cell office:value-type="time" office:time-value="PT00H02M43S" calcext:value-type="time">
            <text:p>12:02:43 AM</text:p>
          </table:table-cell>
          <table:table-cell office:value-type="time" office:time-value="PT00H01M07S" calcext:value-type="time">
            <text:p>12:01:07 AM</text:p>
          </table:table-cell>
        </table:table-row>
        <table:table-row table:style-name="ro1">
          <table:table-cell office:value-type="string" calcext:value-type="string">
            <text:p>cached cargo</text:p>
          </table:table-cell>
          <table:table-cell office:value-type="time" office:time-value="PT00H01M33S" calcext:value-type="time">
            <text:p>12:01:33 AM</text:p>
          </table:table-cell>
          <table:table-cell office:value-type="time" office:time-value="PT00H00M45S" calcext:value-type="time">
            <text:p>12:00:45 AM</text:p>
          </table:table-cell>
        </table:table-row>
        <table:table-row table:style-name="ro1">
          <table:table-cell office:value-type="string" calcext:value-type="string">
            <text:p>cargo-mold</text:p>
          </table:table-cell>
          <table:table-cell office:value-type="time" office:time-value="PT00H01M04S" calcext:value-type="time">
            <text:p>12:01:04 AM</text:p>
          </table:table-cell>
          <table:table-cell office:value-type="time" office:time-value="PT00H00M37S" calcext:value-type="time">
            <text:p>12:00:37 AM</text:p>
          </table:table-cell>
        </table:table-row>
        <table:table-row table:style-name="ro1">
          <table:table-cell office:value-type="string" calcext:value-type="string">
            <text:p>cargo-mold-line-tables</text:p>
          </table:table-cell>
          <table:table-cell office:value-type="time" office:time-value="PT00H00M47S" calcext:value-type="time">
            <text:p>12:00:47 AM</text:p>
          </table:table-cell>
          <table:table-cell office:value-type="time" office:time-value="PT00H00M28S" calcext:value-type="time">
            <text:p>12:00:28 AM</text:p>
          </table:table-cell>
        </table:table-row>
        <table:table-row table:style-name="ro1">
          <table:table-cell office:value-type="string" calcext:value-type="string">
            <text:p>cargo-mold-threads</text:p>
          </table:table-cell>
          <table:table-cell office:value-type="time" office:time-value="PT00H01M06S" calcext:value-type="time">
            <text:p>12:01:06 AM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go-mold-threads-cranelift</text:p>
          </table:table-cell>
          <table:table-cell office:value-type="time" office:time-value="PT00H00M41S" calcext:value-type="time">
            <text:p>12:00:41 AM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1T21:05:11.395936365</meta:creation-date>
    <dc:date>2024-04-21T21:24:04.611642495</dc:date>
    <meta:editing-duration>PT1M</meta:editing-duration>
    <meta:editing-cycles>1</meta:editing-cycles>
    <meta:document-statistic meta:table-count="1" meta:cell-count="2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952cm" style:legend-expansion="high" chart:style-name="ch2"/>
        <chart:plot-area chart:style-name="ch3" table:cell-range-address="Sheet1.A1:Sheet1.C8" chart:data-source-has-labels="both" svg:x="0.32cm" svg:y="0.18cm" svg:width="12.621cm" svg:height="8.64cm">
          <chartooo:coordinate-region svg:x="2.529cm" svg:y="0.18cm" svg:width="10.412cm" svg:height="4.899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ternal</text:p>
                <draw:g>
                  <svg:desc>Sheet1.B1:Sheet1.B1</svg:desc>
                </draw:g>
              </table:table-cell>
              <table:table-cell office:value-type="string">
                <text:p>Time Carg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go-j2</text:p>
                <draw:g>
                  <svg:desc>Sheet1.A2:Sheet1.A8</svg:desc>
                </draw:g>
              </table:table-cell>
              <table:table-cell office:value-type="float" office:value="0.0052662037037037">
                <text:p>0.0052662037037037</text:p>
                <draw:g>
                  <svg:desc>Sheet1.B2:Sheet1.B8</svg:desc>
                </draw:g>
              </table:table-cell>
              <table:table-cell office:value-type="float" office:value="0.00178240740740741">
                <text:p>0.00178240740740741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0.000775462962962963">
                <text:p>0.000775462962962963</text:p>
              </table:table-cell>
            </table:table-row>
            <table:table-row>
              <table:table-cell office:value-type="string">
                <text:p>cached cargo</text:p>
              </table:table-cell>
              <table:table-cell office:value-type="float" office:value="0.00107638888888889">
                <text:p>0.00107638888888889</text:p>
              </table:table-cell>
              <table:table-cell office:value-type="float" office:value="0.000520833333333333">
                <text:p>0.000520833333333333</text:p>
              </table:table-cell>
            </table:table-row>
            <table:table-row>
              <table:table-cell office:value-type="string">
                <text:p>cargo-mold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0.000428240740740741">
                <text:p>0.000428240740740741</text:p>
              </table:table-cell>
            </table:table-row>
            <table:table-row>
              <table:table-cell office:value-type="string">
                <text:p>cargo-mold-line-tables</text:p>
              </table:table-cell>
              <table:table-cell office:value-type="float" office:value="0.000543981481481481">
                <text:p>0.000543981481481481</text:p>
              </table:table-cell>
              <table:table-cell office:value-type="float" office:value="0.000324074074074074">
                <text:p>0.000324074074074074</text:p>
              </table:table-cell>
            </table:table-row>
            <table:table-row>
              <table:table-cell office:value-type="string">
                <text:p>cargo-mold-threads</text:p>
              </table:table-cell>
              <table:table-cell office:value-type="float" office:value="0.000763888888888889">
                <text:p>0.00076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go-mold-threads-cranelift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